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e732" officeooo:paragraph-rsid="001ae732"/>
    </style:style>
    <style:style style:name="P2" style:family="paragraph" style:parent-style-name="Standard">
      <style:text-properties officeooo:rsid="001ae732" officeooo:paragraph-rsid="001ae732"/>
    </style:style>
    <style:style style:name="P3" style:family="paragraph" style:parent-style-name="Standard">
      <style:text-properties officeooo:rsid="001be0b0" officeooo:paragraph-rsid="001be0b0"/>
    </style:style>
    <style:style style:name="P4" style:family="paragraph" style:parent-style-name="Standard">
      <style:paragraph-properties fo:text-align="start" style:justify-single-word="false"/>
      <style:text-properties fo:font-size="10pt" officeooo:rsid="001ed83e" officeooo:paragraph-rsid="001ed83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7pt" officeooo:rsid="001be0b0" officeooo:paragraph-rsid="001be0b0" style:font-size-asian="7pt" style:font-size-complex="7pt"/>
    </style:style>
    <style:style style:name="P6" style:family="paragraph" style:parent-style-name="Standard">
      <style:paragraph-properties fo:text-align="start" style:justify-single-word="false"/>
      <style:text-properties fo:font-size="7pt" officeooo:rsid="00218d00" officeooo:paragraph-rsid="00218d00" style:font-size-asian="7pt" style:font-size-complex="7pt"/>
    </style:style>
    <style:style style:name="P7" style:family="paragraph" style:parent-style-name="Standard">
      <style:paragraph-properties fo:text-align="start" style:justify-single-word="false"/>
      <style:text-properties fo:font-size="7pt" officeooo:rsid="0024c70d" officeooo:paragraph-rsid="0024c70d" style:font-size-asian="7pt" style:font-size-complex="7pt"/>
    </style:style>
    <style:style style:name="P8" style:family="paragraph" style:parent-style-name="Standard">
      <style:paragraph-properties fo:text-align="start" style:justify-single-word="false"/>
      <style:text-properties fo:font-size="7pt" officeooo:rsid="0024c70d" officeooo:paragraph-rsid="002be9e8" style:font-size-asian="7pt" style:font-size-complex="7pt"/>
    </style:style>
    <style:style style:name="P9" style:family="paragraph" style:parent-style-name="Standard">
      <style:paragraph-properties fo:text-align="start" style:justify-single-word="false"/>
      <style:text-properties fo:font-size="7pt" officeooo:rsid="0024c70d" officeooo:paragraph-rsid="0038e710" style:font-size-asian="7pt" style:font-size-complex="7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ed83e" officeooo:paragraph-rsid="001ed83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18d00" officeooo:paragraph-rsid="00218d0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ff3333" fo:font-size="7pt" officeooo:rsid="00266996" officeooo:paragraph-rsid="0027cce3" style:font-size-asian="7pt" style:font-size-complex="7pt"/>
    </style:style>
    <style:style style:name="P13" style:family="paragraph" style:parent-style-name="Standard">
      <style:paragraph-properties fo:text-align="start" style:justify-single-word="false"/>
      <style:text-properties fo:color="#ff3333" fo:font-size="7pt" officeooo:rsid="0026d8f3" officeooo:paragraph-rsid="0026d8f3" style:font-size-asian="7pt" style:font-size-complex="7pt"/>
    </style:style>
    <style:style style:name="P14" style:family="paragraph" style:parent-style-name="Standard">
      <style:paragraph-properties fo:text-align="start" style:justify-single-word="false"/>
      <style:text-properties fo:color="#ff3333" fo:font-size="7pt" officeooo:rsid="0033c633" officeooo:paragraph-rsid="0033c633" style:font-size-asian="7pt" style:font-size-complex="7pt"/>
    </style:style>
    <style:style style:name="P15" style:family="paragraph" style:parent-style-name="Standard">
      <style:paragraph-properties fo:text-align="start" style:justify-single-word="false"/>
      <style:text-properties fo:color="#ff3333" fo:font-size="7pt" officeooo:rsid="003494ce" officeooo:paragraph-rsid="003494ce" style:font-size-asian="7pt" style:font-size-complex="7pt"/>
    </style:style>
    <style:style style:name="P16" style:family="paragraph" style:parent-style-name="Standard">
      <style:paragraph-properties fo:text-align="start" style:justify-single-word="false"/>
      <style:text-properties fo:color="#ff3333" fo:font-size="7pt" officeooo:rsid="00374a08" officeooo:paragraph-rsid="00374a08" style:font-size-asian="7pt" style:font-size-complex="7pt"/>
    </style:style>
    <style:style style:name="P17" style:family="paragraph" style:parent-style-name="Standard">
      <style:paragraph-properties fo:text-align="start" style:justify-single-word="false"/>
      <style:text-properties fo:color="#ff3333" fo:font-size="7pt" officeooo:rsid="00399d00" officeooo:paragraph-rsid="00399d00" style:font-size-asian="7pt" style:font-size-complex="7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26d8f3"/>
    </style:style>
    <style:style style:name="T3" style:family="text">
      <style:text-properties officeooo:rsid="002a9444"/>
    </style:style>
    <style:style style:name="T4" style:family="text">
      <style:text-properties officeooo:rsid="003442da"/>
    </style:style>
    <style:style style:name="T5" style:family="text">
      <style:text-properties officeooo:rsid="003550c3"/>
    </style:style>
    <style:style style:name="T6" style:family="text">
      <style:text-properties officeooo:rsid="0038e7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Gabriel Martins de Miranda</text:p>
      <text:p text:style-name="P1">Matricula: 13/0111350</text:p>
      <text:p text:style-name="P1"/>
      <text:p text:style-name="P1">Exercício de SQL 1</text:p>
      <text:p text:style-name="P1"/>
      <text:p text:style-name="P1">Objetivos:</text:p>
      <text:p text:style-name="P1"><text:tab/>→ Conhecer o SGBD PostgreSQL</text:p>
      <text:p text:style-name="P1"><text:tab/>→ Criar um banco de dados</text:p>
      <text:p text:style-name="P1"><text:tab/>→ Utilizar comandos SQL de DML e DDL</text:p>
      <text:p text:style-name="P1"/>
      <text:p text:style-name="P3">1. Gere o script de criação</text:p>
      <text:p text:style-name="P3"/>
      <text:p text:style-name="P3">-- DDL</text:p>
      <text:p text:style-name="P3"></text:p>
      <text:p text:style-name="P5">drop table TB_CLIENTE,</text:p>
      <text:p text:style-name="P5"><text:s text:c="11"/>TB_FITA,</text:p>
      <text:p text:style-name="P5"><text:s text:c="11"/>TB_FITA_CLIENTE,</text:p>
      <text:p text:style-name="P5"><text:s text:c="11"/>TB_FILME,</text:p>
      <text:p text:style-name="P5"><text:s text:c="11"/>TB_ATOR,</text:p>
      <text:p text:style-name="P5"><text:s text:c="11"/>TB_CATEGORIA,</text:p>
      <text:p text:style-name="P5"><text:s text:c="11"/>TB_FILME_ATOR,</text:p>
      <text:p text:style-name="P5"><text:s text:c="11"/>TB_FILME_CATEGORIA;</text:p>
      <text:p text:style-name="P5"></text:p>
      <text:p text:style-name="P5"></text:p>
      <text:p text:style-name="P5">create table TB_CLIENTE(</text:p>
      <text:p text:style-name="P5"><text:s text:c="2"/>numero <text:s text:c="6"/>integer primary key,</text:p>
      <text:p text:style-name="P5"><text:s text:c="2"/>endereço <text:s text:c="3"/>varchar(40) not null,</text:p>
      <text:p text:style-name="P5"><text:s text:c="2"/>telefone <text:s text:c="5"/>integer not null,</text:p>
      <text:p text:style-name="P5"><text:s text:c="2"/>nome <text:s text:c="9"/>varchar(30)</text:p>
      <text:p text:style-name="P5">);</text:p>
      <text:p text:style-name="P5"></text:p>
      <text:p text:style-name="P5">create table TB_FILME(</text:p>
      <text:p text:style-name="P5"><text:s text:c="2"/>id <text:s text:c="9"/>integer primary key,</text:p>
      <text:p text:style-name="P5"><text:s text:c="2"/>titulo <text:s text:c="4"/>varchar(30) not null</text:p>
      <text:p text:style-name="P5">);</text:p>
      <text:p text:style-name="P5"></text:p>
      <text:p text:style-name="P5">create table TB_FITA(</text:p>
      <text:p text:style-name="P5"><text:s text:c="2"/>numero <text:s text:c="7"/>integer primary key,</text:p>
      <text:p text:style-name="P5"><text:s text:c="2"/>idFILME <text:s text:c="4"/>integer</text:p>
      <text:p text:style-name="P5"><text:s text:c="22"/>references TB_FILME(id)</text:p>
      <text:p text:style-name="P5">);</text:p>
      <text:p text:style-name="P5"></text:p>
      <text:p text:style-name="P5">create table TB_FITA_CLIENTE(</text:p>
      <text:p text:style-name="P5"><text:s text:c="2"/>numeroCLIENTE <text:s text:c="4"/>integer</text:p>
      <text:p text:style-name="P5"><text:s text:c="36"/>references TB_CLIENTE(numero),</text:p>
      <text:p text:style-name="P5"><text:s text:c="2"/>numeroFITA <text:s text:c="12"/>integer</text:p>
      <text:p text:style-name="P5"><text:s text:c="36"/>references TB_FITA(numero),</text:p>
      <text:p text:style-name="P5"><text:s text:c="2"/>data_entrega <text:s text:c="12"/>integer,</text:p>
      <text:p text:style-name="P5"><text:s text:c="2"/>primary key(numeroCLIENTE, numeroFITA)</text:p>
      <text:p text:style-name="P5">);</text:p>
      <text:p text:style-name="P5"></text:p>
      <text:p text:style-name="P5">create table TB_ATOR(</text:p>
      <text:p text:style-name="P5"><text:s text:c="2"/>codigo <text:s text:c="15"/>integer primary key,</text:p>
      <text:p text:style-name="P5"><text:s text:c="2"/>nome_artistico <text:s/>varchar(30) not null,</text:p>
      <text:p text:style-name="P5"><text:s text:c="2"/>nome_real <text:s text:c="8"/>varchar(30) not null,</text:p>
      <text:p text:style-name="P5"><text:s text:c="2"/>data_nascimento integer</text:p>
      <text:p text:style-name="P5">);</text:p>
      <text:p text:style-name="P5"></text:p>
      <text:p text:style-name="P5">create table TB_CATEGORIA(</text:p>
      <text:p text:style-name="P5"><text:s text:c="2"/>codigo <text:s text:c="3"/>integer primary key,</text:p>
      <text:p text:style-name="P5"><text:s text:c="2"/>nome <text:s text:c="5"/>varchar(30) not null</text:p>
      <text:p text:style-name="P5">);</text:p>
      <text:p text:style-name="P5"></text:p>
      <text:p text:style-name="P5">create table TB_FILME_ATOR(</text:p>
      <text:p text:style-name="P5"><text:s text:c="2"/>idFILME <text:s text:c="4"/>integer</text:p>
      <text:p text:style-name="P5"><text:s text:c="14"/>references TB_FILME(id),</text:p>
      <text:p text:style-name="P5"><text:s text:c="2"/>codigoATOR <text:s/>integer</text:p>
      <text:p text:style-name="P5"><text:s text:c="14"/>references TB_ATOR(codigo),</text:p>
      <text:p text:style-name="P5"><text:s text:c="2"/>primary key(idFILME, codigoATOR)</text:p>
      <text:p text:style-name="P5">);</text:p>
      <text:p text:style-name="P5"></text:p>
      <text:p text:style-name="P5">create table TB_FILME_CATEGORIA(</text:p>
      <text:p text:style-name="P5"><text:s text:c="2"/>idFILME <text:s text:c="10"/>integer</text:p>
      <text:p text:style-name="P5"><text:s text:c="28"/>references TB_FILME(id),</text:p>
      <text:p text:style-name="P5"><text:s text:c="2"/>codigoCATEGORIA <text:s text:c="2"/>integer</text:p>
      <text:p text:style-name="P5"><text:s text:c="28"/>references TB_CATEGORIA(codigo),</text:p>
      <text:p text:style-name="P5"><text:s text:c="2"/>primary key(idFILME, codigoCATEGORIA)</text:p>
      <text:p text:style-name="P5">);</text:p>
      <text:p text:style-name="P5"/>
      <text:p text:style-name="P5"/>
      <text:p text:style-name="P4"><text:soft-page-break/>2. Insi<text:span text:style-name="T1">ra 5 registros em cada tabela do banco de dados. Também enviar o script</text:span></text:p>
      <text:p text:style-name="P10">com os comandos INSERTs utilizados para popular o banco de dados</text:p>
      <text:p text:style-name="P10"/>
      <text:p text:style-name="P6">-- DML - manipulaçao</text:p>
      <text:p text:style-name="P6">-- INSERT</text:p>
      <text:p text:style-name="P6">-- UPDATE</text:p>
      <text:p text:style-name="P6">-- DELETE</text:p>
      <text:p text:style-name="P6"></text:p>
      <text:p text:style-name="P6">insert into TB_CLIENTE</text:p>
      <text:p text:style-name="P6">values (1, 'Cruzeiro Q 1105', 82574744, 'Gabriel Miranda'),</text:p>
      <text:p text:style-name="P6"><text:s text:c="7"/>(2, 'Cruzeiro Q 1105', 32338382, 'Marina Miranda'),</text:p>
      <text:p text:style-name="P6"><text:s text:c="7"/>(3, 'Asa Sul Q 302', 34432341, 'Matheus Farias'),</text:p>
      <text:p text:style-name="P6"><text:s text:c="7"/>(4, 'Asa Norte Q 505', 32647586, 'Barbara Fernandes'),</text:p>
      <text:p text:style-name="P6"><text:s text:c="7"/>(5, 'Lago Norte Q 26 ', 32111111, 'Katiolino Miranda');</text:p>
      <text:p text:style-name="P6"></text:p>
      <text:p text:style-name="P6"></text:p>
      <text:p text:style-name="P6">insert into TB_ATOR</text:p>
      <text:p text:style-name="P6">values (1, 'Smigol', 'Bruno Silva', 1967-02-15),</text:p>
      <text:p text:style-name="P6"><text:s text:c="7"/>(2, 'Jean Valjean', 'Marcio Pires', 1963-09-12),</text:p>
      <text:p text:style-name="P6"><text:s text:c="7"/>(3, 'Chopin', 'Minor Mendeley', 1957-03-07),</text:p>
      <text:p text:style-name="P6"><text:s text:c="7"/>(4, 'Dexter', 'Brandon Sandmann', 1963-09-12),</text:p>
      <text:p text:style-name="P6"><text:s text:c="7"/>(5, 'Aaron Stampler', 'Edward Norton', 1969-08-18);</text:p>
      <text:p text:style-name="P6"></text:p>
      <text:p text:style-name="P6">insert into TB_CATEGORIA</text:p>
      <text:p text:style-name="P6">values (1, 'Ficçao Cientifica'),</text:p>
      <text:p text:style-name="P6"><text:s text:c="7"/>(2, 'Musical'),</text:p>
      <text:p text:style-name="P6"><text:s text:c="7"/>(3, 'Drama'),</text:p>
      <text:p text:style-name="P6"><text:s text:c="7"/>(4, 'Romance'),</text:p>
      <text:p text:style-name="P6"><text:s text:c="7"/>(5, 'Comedia');</text:p>
      <text:p text:style-name="P6"><text:s text:c="7"/></text:p>
      <text:p text:style-name="P6"></text:p>
      <text:p text:style-name="P6">insert into TB_FILME</text:p>
      <text:p text:style-name="P6">values (1, 'Senhor dos Aneis'),</text:p>
      <text:p text:style-name="P6"><text:s text:c="7"/>(2, 'Os Miseraveis'),</text:p>
      <text:p text:style-name="P6"><text:s text:c="7"/>(3, 'O Pianista'),</text:p>
      <text:p text:style-name="P6"><text:s text:c="7"/>(4, 'Dexter'),</text:p>
      <text:p text:style-name="P6"><text:s text:c="7"/>(5, 'As Duas Faces de um Crime');</text:p>
      <text:p text:style-name="P6"></text:p>
      <text:p text:style-name="P6">insert into TB_FITA</text:p>
      <text:p text:style-name="P6">values (1, 1),</text:p>
      <text:p text:style-name="P6"><text:s text:c="7"/>(2, 1),</text:p>
      <text:p text:style-name="P6"><text:s text:c="7"/>(3, 2),</text:p>
      <text:p text:style-name="P6"><text:s text:c="7"/>(4, 3),</text:p>
      <text:p text:style-name="P6"><text:s text:c="7"/>(5, 4),</text:p>
      <text:p text:style-name="P6"><text:s text:c="7"/>(6, 5);</text:p>
      <text:p text:style-name="P6"></text:p>
      <text:p text:style-name="P6">insert into TB_FITA_CLIENTE</text:p>
      <text:p text:style-name="P6">values (1, 1, 2016-05-15),</text:p>
      <text:p text:style-name="P6"><text:s text:c="7"/>(2, 2, 2016-06-15),</text:p>
      <text:p text:style-name="P6"><text:s text:c="7"/>(2, 6, 2016-03-15),</text:p>
      <text:p text:style-name="P6"><text:s text:c="7"/>(3, 5, 2016-05-15),</text:p>
      <text:p text:style-name="P6"><text:s text:c="7"/>(4, 3, 2017-03-15),</text:p>
      <text:p text:style-name="P6"><text:s text:c="7"/>(5, 4, 2017-02-15);</text:p>
      <text:p text:style-name="P6"></text:p>
      <text:p text:style-name="P6">insert into TB_FILME_ATOR</text:p>
      <text:p text:style-name="P6">values (1,1),</text:p>
      <text:p text:style-name="P6"><text:s text:c="7"/>(2,2),</text:p>
      <text:p text:style-name="P6"><text:s text:c="7"/>(3,3),</text:p>
      <text:p text:style-name="P6"><text:s text:c="7"/>(4,4),</text:p>
      <text:p text:style-name="P6"><text:s text:c="7"/>(5,5);</text:p>
      <text:p text:style-name="P6"></text:p>
      <text:p text:style-name="P6">insert into TB_FILME_CATEGORIA</text:p>
      <text:p text:style-name="P6">values (1,1),</text:p>
      <text:p text:style-name="P6"><text:s text:c="7"/>(2,2),</text:p>
      <text:p text:style-name="P6"><text:s text:c="7"/>(3,3),</text:p>
      <text:p text:style-name="P6"><text:s text:c="7"/>(4,3),</text:p>
      <text:p text:style-name="P6"><text:s text:c="7"/>(5,3);</text:p>
      <text:p text:style-name="P6"/>
      <text:p text:style-name="P11">3. Utilize o comando SELECT para acessar os dados inseridos no banco de</text:p>
      <text:p text:style-name="P11">dados. Crie uma lista com 5 perguntas, com o comando SQL e com os dados</text:p>
      <text:p text:style-name="P11">de resposta do SQL.</text:p>
      <text:p text:style-name="P11"/>
      <text:p text:style-name="P7">-- DML - consulta</text:p>
      <text:p text:style-name="P7"></text:p>
      <text:p text:style-name="P7">select nome</text:p>
      <text:p text:style-name="P7">from TB_CLIENTE;</text:p>
      <text:p text:style-name="P7">– <text:span text:style-name="T3">seleciona todas as ocorrências instanciadas na coluna nome da tabela TB_CLIENTE</text:span></text:p>
      <text:p text:style-name="P7"/>
      <text:p text:style-name="P12">resposta: <text:span text:style-name="T2"><text:s text:c="7"/></text:span></text:p>
      <text:p text:style-name="P12"><text:span text:style-name="T2"><text:s text:c="8"/>nome <text:s text:c="7"/></text:span></text:p>
      <text:p text:style-name="P13">-------------------</text:p>
      <text:p text:style-name="P13"><text:s/>Gabriel Miranda</text:p>
      <text:p text:style-name="P13"><text:s/>Marina Miranda</text:p>
      <text:p text:style-name="P13"><text:s/>Matheus Farias</text:p>
      <text:p text:style-name="P13"><text:s/>Barbara Fernandes</text:p>
      <text:p text:style-name="P13"><text:soft-page-break/><text:s/>Katiolino Miranda</text:p>
      <text:p text:style-name="P13">(5 rows)</text:p>
      <text:p text:style-name="P7"></text:p>
      <text:p text:style-name="P7">select distinct nome</text:p>
      <text:p text:style-name="P7">from TB_CATEGORIA</text:p>
      <text:p text:style-name="P7">order by nome desc;</text:p>
      <text:p text:style-name="P8">– <text:span text:style-name="T3">seleciona todas as ocorrências distintas instanciadas na coluna nome da tabela TB_CATEGORIA e ordenadas em ordem descrescente pelo mesmo campo</text:span></text:p>
      <text:p text:style-name="P8"/>
      <text:p text:style-name="P14">resposta:</text:p>
      <text:p text:style-name="P14"><text:s text:c="7"/>nome <text:s text:c="7"/></text:p>
      <text:p text:style-name="P14">-------------------</text:p>
      <text:p text:style-name="P14"><text:s/>Romance</text:p>
      <text:p text:style-name="P14"><text:s/>Musical</text:p>
      <text:p text:style-name="P14"><text:s/>Ficçao Cientifica</text:p>
      <text:p text:style-name="P14"><text:s/>Drama</text:p>
      <text:p text:style-name="P14"><text:s/>Comedia</text:p>
      <text:p text:style-name="P14">(5 rows)</text:p>
      <text:p text:style-name="P7"></text:p>
      <text:p text:style-name="P7">select count(*)</text:p>
      <text:p text:style-name="P7">from TB_FILME;</text:p>
      <text:p text:style-name="P7">– <text:span text:style-name="T4">contabiliza todas as instâncias na tabela TB__FILME</text:span></text:p>
      <text:p text:style-name="P7"/>
      <text:p text:style-name="P15">resposta:</text:p>
      <text:p text:style-name="P15"><text:s/>count </text:p>
      <text:p text:style-name="P15">-------</text:p>
      <text:p text:style-name="P15"><text:s text:c="5"/>5</text:p>
      <text:p text:style-name="P15">(1 row)</text:p>
      <text:p text:style-name="P7"></text:p>
      <text:p text:style-name="P7">select count(*)</text:p>
      <text:p text:style-name="P7">from TB_CLIENTE</text:p>
      <text:p text:style-name="P7">where telefone = 32338382;</text:p>
      <text:p text:style-name="P7">– <text:span text:style-name="T5">contabiliza todas as ocorrências em que o campo telefone tem o valor de 32338382 da tabela TB_CLIENTE</text:span></text:p>
      <text:p text:style-name="P7"/>
      <text:p text:style-name="P16">resposta:</text:p>
      <text:p text:style-name="P16"><text:s/>count </text:p>
      <text:p text:style-name="P16">-------</text:p>
      <text:p text:style-name="P16"><text:s text:c="5"/>1</text:p>
      <text:p text:style-name="P16">(1 row)</text:p>
      <text:p text:style-name="P7"></text:p>
      <text:p text:style-name="P7">select a.nome, c.titulo</text:p>
      <text:p text:style-name="P7">from TB_CLIENTE a, TB_FITA b, TB_FILME c, TB_FITA_CLIENTE d</text:p>
      <text:p text:style-name="P7">where a.numero = d.numeroCLIENTE and b.numero = d.numeroFITA and </text:p>
      <text:p text:style-name="P7"><text:s text:c="6"/>b.idFILME = c.id;</text:p>
      <text:p text:style-name="P9">– <text:span text:style-name="T6">seleciona TB_CLIENTE.nome e TB_FILME.nome que são relacionados pela tabela <text:s/></text:span>TB_FITA_CLIENTE</text:p>
      <text:p text:style-name="P9"/>
      <text:p text:style-name="P17">resposta:</text:p>
      <text:p text:style-name="P17"><text:s text:c="7"/>nome <text:s text:c="7"/>| <text:s text:c="9"/>titulo <text:s text:c="10"/></text:p>
      <text:p text:style-name="P17">-------------------+---------------------------</text:p>
      <text:p text:style-name="P17"><text:s/>Gabriel Miranda <text:s text:c="2"/>| Senhor dos Aneis</text:p>
      <text:p text:style-name="P17"><text:s/>Marina Miranda <text:s text:c="3"/>| Senhor dos Aneis</text:p>
      <text:p text:style-name="P17"><text:s/>Marina Miranda <text:s text:c="3"/>| As Duas Faces de um Crime</text:p>
      <text:p text:style-name="P17"><text:s/>Matheus Farias <text:s text:c="3"/>| Dexter</text:p>
      <text:p text:style-name="P17"><text:s/>Barbara Fernandes | Os Miseraveis</text:p>
      <text:p text:style-name="P17"><text:s/>Katiolino Miranda | O Pianista</text:p>
      <text:p text:style-name="P17">(6 rows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1:12:50.589455760</meta:creation-date>
    <dc:date>2016-05-03T21:38:30.962187992</dc:date>
    <meta:editing-duration>PT9M18S</meta:editing-duration>
    <meta:editing-cycles>32</meta:editing-cycles>
    <meta:generator>LibreOffice/4.2.8.2$Linux_X86_64 LibreOffice_project/420m0$Build-2</meta:generator>
    <meta:document-statistic meta:table-count="0" meta:image-count="0" meta:object-count="0" meta:page-count="3" meta:paragraph-count="206" meta:word-count="603" meta:character-count="5138" meta:non-whitespace-character-count="3732"/>
  </office:meta>
</office:document-meta>
</file>